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P2" style:family="paragraph" style:parent-style-name="Standard">
      <style:text-properties fo:font-size="11pt" officeooo:rsid="0012d8b7" officeooo:paragraph-rsid="0012d8b7" style:font-size-asian="11pt" style:font-size-complex="11pt"/>
    </style:style>
    <style:style style:name="P3" style:family="paragraph" style:parent-style-name="Standard">
      <style:text-properties fo:font-size="11pt" officeooo:rsid="0012d8b7" officeooo:paragraph-rsid="0012d8b7" style:font-size-asian="11pt" style:font-size-complex="11pt"/>
    </style:style>
    <style:style style:name="P4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ohit Devanagari1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<text:span text:style-name="T1">Func&lt;double, double&gt; op = (radius) =&gt; math.PI * radius * radius;</text:span><text:span text:style-name="T2"/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4T20:49:19.696251904</dc:date>
    <meta:editing-duration>PT1H6M15S</meta:editing-duration>
    <meta:editing-cycles>6</meta:editing-cycles>
    <meta:generator>LibreOffice/7.5.2.2$Linux_X86_64 LibreOffice_project/50$Build-2</meta:generator>
    <meta:document-statistic meta:table-count="0" meta:image-count="0" meta:object-count="0" meta:page-count="1" meta:paragraph-count="2" meta:word-count="15" meta:character-count="99" meta:non-whitespace-character-count="86"/>
  </office:meta>
</office:document-meta>
</file>